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Nunito Sans" svg:font-family="'Nunito Sans'"/>
    <style:font-face style:name="pt sans caption" svg:font-family="'pt sans caption'"/>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margin-top="0in" fo:margin-bottom="0.2709in" loext:contextual-spacing="false" fo:orphans="2" fo:widows="2" fo:text-indent="0in" style:auto-text-indent="false" fo:padding-left="0in" fo:padding-right="0in" fo:padding-top="0in" fo:padding-bottom="0.1772in" fo:border-left="none" fo:border-right="none" fo:border-top="none" fo:border-bottom="0.06pt solid #b8b8b8"/>
      <style:text-properties fo:font-variant="normal" fo:text-transform="none" fo:color="#333333" fo:letter-spacing="normal" loext:padding="0in" loext:border="none"/>
    </style:style>
    <style:style style:name="P2" style:family="paragraph" style:parent-style-name="Standard">
      <style:paragraph-properties fo:line-height="200%"/>
      <style:text-properties officeooo:rsid="0022a4fa" officeooo:paragraph-rsid="0022a4fa"/>
    </style:style>
    <style:style style:name="P3" style:family="paragraph" style:parent-style-name="Standard">
      <style:paragraph-properties fo:line-height="200%"/>
      <style:text-properties officeooo:rsid="00247d74" officeooo:paragraph-rsid="00247d74"/>
    </style:style>
    <style:style style:name="P4" style:family="paragraph" style:parent-style-name="Standard">
      <style:paragraph-properties fo:line-height="200%" fo:text-align="center" style:justify-single-word="false"/>
      <style:text-properties officeooo:rsid="00247d74" officeooo:paragraph-rsid="00247d74"/>
    </style:style>
    <style:style style:name="P5" style:family="paragraph" style:parent-style-name="Standard">
      <style:paragraph-properties fo:line-height="200%" fo:text-align="start" style:justify-single-word="false"/>
      <style:text-properties officeooo:paragraph-rsid="002848a7"/>
    </style:style>
    <style:style style:name="P6" style:family="paragraph" style:parent-style-name="Standard">
      <style:paragraph-properties fo:line-height="200%" fo:text-align="start" style:justify-single-word="false"/>
      <style:text-properties fo:font-variant="normal" fo:text-transform="none" fo:color="#444444" style:font-name="Nunito Sans" fo:font-size="12.75pt" fo:letter-spacing="normal" fo:font-style="normal" fo:font-weight="normal" officeooo:paragraph-rsid="002848a7"/>
    </style:style>
    <style:style style:name="P7" style:family="paragraph" style:parent-style-name="Text_20_body">
      <style:paragraph-properties fo:margin-left="0in" fo:margin-right="0in" fo:margin-top="0in" fo:margin-bottom="0.1252in" loext:contextual-spacing="false" fo:orphans="2" fo:widows="2" fo:text-indent="0in" style:auto-text-indent="false" fo:padding="0in" fo:border="none"/>
      <style:text-properties fo:font-variant="normal" fo:text-transform="none" fo:color="#333333" style:font-name="pt sans caption" fo:font-size="10.5pt" fo:letter-spacing="normal" fo:font-style="normal" fo:font-weight="normal" loext:padding="0in" loext:border="none"/>
    </style:style>
    <style:style style:name="T1" style:family="text">
      <style:text-properties fo:font-variant="normal" fo:text-transform="none" fo:color="#333333" style:font-name="pt sans caption" fo:font-size="10.5pt" fo:letter-spacing="normal" fo:font-style="normal" fo:font-weight="normal"/>
    </style:style>
    <style:style style:name="T2" style:family="text">
      <style:text-properties officeooo:rsid="00247d74"/>
    </style:style>
    <style:style style:name="T3" style:family="text">
      <style:text-properties officeooo:rsid="00261f88"/>
    </style:style>
    <style:style style:name="T4" style:family="text">
      <style:text-properties officeooo:rsid="002652d1"/>
    </style:style>
    <style:style style:name="T5" style:family="text">
      <style:text-properties officeooo:rsid="002848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vid Prince</text:p>
      <text:p text:style-name="P3">Intro to Linux Programming </text:p>
      <text:p text:style-name="P3">Professor Bravo</text:p>
      <text:p text:style-name="P3">09 September, 2022</text:p>
      <text:p text:style-name="P3"/>
      <text:p text:style-name="P4">Assignment 2: Comparison between Black lab and Neptune </text:p>
      <text:p text:style-name="P5"><text:span text:style-name="T2"><text:tab/>Black lab and Neptune are both Linux distributions. </text:span><text:span text:style-name="T3">Black lab was founded in 2013 and Neptune was founded in 2016. </text:span><text:span text:style-name="T2">Both are considered operating systems that can be used to run different </text:span><text:span text:style-name="T3">types of hardware. However Black lab was made for individuals and developers looking a Linux distribution with a priority on ease of use. On the contrary Neptune was made for developers and individuals who are looking for and an operating system in which the desktops have several different multimedia tools. Neptune also provides amenities such as twenty-four hour online support options. </text:span><text:span text:style-name="T4">Black lab includes several different tools that gives users the ability to create and publish their own content. While Neptune prioritizes multimedia features this includes them providing open source tools used for audio and video editing. </text:span><text:span text:style-name="T5">Tools that are included in the Neptune operations system include the web application of Chromium, Amarok which allows users to upload, download, and edit music. Neptune also contains different applications used for photo and video editing as well as an application used for security. Black lab also comes with multimedia tools that play music and allow users to view photos but not edit. Black lab however includes other essential applications such as office as well as a few other in order to increase user compatibility. <text:s/></text:span></text:p>
      <text:p text:style-name="P6"/>
      <text:p text:style-name="P5"><text:span text:style-name="T1"/></text:p>
      <text:p text:style-name="P5"><text:span text:style-name="T1"><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Nunito Sans" svg:font-family="'Nunito Sans'"/>
    <style:font-face style:name="pt sans caption" svg:font-family="'pt sans caption'"/>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3T21:52:20.210694880</meta:creation-date>
    <meta:editing-duration>PT1M10S</meta:editing-duration>
    <meta:editing-cycles>2</meta:editing-cycles>
    <meta:generator>LibreOffice/6.4.6.2$Linux_X86_64 LibreOffice_project/40$Build-2</meta:generator>
    <dc:date>2022-09-13T22:45:00.370957663</dc:date>
    <meta:document-statistic meta:table-count="0" meta:image-count="0" meta:object-count="0" meta:page-count="1" meta:paragraph-count="7" meta:word-count="233" meta:character-count="1470" meta:non-whitespace-character-count="1237"/>
  </office:meta>
</office:document-meta>
</file>